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3. Explain what the Wayback Machine is and how it functions. Describe the</text:p>
      <text:p text:style-name="Standard">process of retrieving sensitive data from the Wayback Machine. Provide a</text:p>
      <text:p text:style-name="Standard">screenshot of how the website 'bbc.com' appeared in 2010, obtained from the</text:p>
      <text:p text:style-name="Standard">Wayback Mach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58:59.173878898</meta:creation-date>
    <dc:date>2024-07-08T09:59:20.633472942</dc:date>
    <meta:editing-duration>PT22S</meta:editing-duration>
    <meta:editing-cycles>1</meta:editing-cycles>
    <meta:document-statistic meta:table-count="0" meta:image-count="0" meta:object-count="0" meta:page-count="1" meta:paragraph-count="4" meta:word-count="38" meta:character-count="237" meta:non-whitespace-character-count="203"/>
    <meta:generator>LibreOffice/24.2.3.2$Linux_X86_64 LibreOffice_project/420$Build-2</meta:generator>
  </office:meta>
</office:document-meta>
</file>